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reis</text:p>
          </table:table-cell>
          <table:table-cell office:value-type="string">
            <text:p>Wirkung</text:p>
          </table:table-cell>
        </table:table-row>
        <table:table-row table:style-name="ro1">
          <table:table-cell office:value-type="string">
            <text:p>Kleiner Heiltrank</text:p>
          </table:table-cell>
          <table:table-cell office:value-type="string">
            <text:p>Level * 50</text:p>
          </table:table-cell>
          <table:table-cell office:value-type="string">
            <text:p>+25% HP</text:p>
          </table:table-cell>
        </table:table-row>
        <table:table-row table:style-name="ro1">
          <table:table-cell office:value-type="string">
            <text:p>Heiltrank</text:p>
          </table:table-cell>
          <table:table-cell office:value-type="string">
            <text:p>Level *100</text:p>
          </table:table-cell>
          <table:table-cell office:value-type="string">
            <text:p>+50% HP</text:p>
          </table:table-cell>
        </table:table-row>
        <table:table-row table:style-name="ro1">
          <table:table-cell office:value-type="string">
            <text:p>Großer Heiltrank</text:p>
          </table:table-cell>
          <table:table-cell office:value-type="string">
            <text:p>Level * 150</text:p>
          </table:table-cell>
          <table:table-cell office:value-type="string">
            <text:p>+75% HP</text:p>
          </table:table-cell>
        </table:table-row>
        <table:table-row table:style-name="ro1">
          <table:table-cell office:value-type="string">
            <text:p>Epischer Heiltrank</text:p>
          </table:table-cell>
          <table:table-cell office:value-type="string">
            <text:p>Level * 200</text:p>
          </table:table-cell>
          <table:table-cell office:value-type="string">
            <text:p>+100% HP</text:p>
          </table:table-cell>
        </table:table-row>
        <table:table-row table:style-name="ro1">
          <table:table-cell office:value-type="string">
            <text:p>Kleiner Manatrank</text:p>
          </table:table-cell>
          <table:table-cell office:value-type="string">
            <text:p>Level * 50</text:p>
          </table:table-cell>
          <table:table-cell office:value-type="string">
            <text:p>+25% MP</text:p>
          </table:table-cell>
        </table:table-row>
        <table:table-row table:style-name="ro1">
          <table:table-cell office:value-type="string">
            <text:p>Manatrank</text:p>
          </table:table-cell>
          <table:table-cell office:value-type="string">
            <text:p>Level * 100</text:p>
          </table:table-cell>
          <table:table-cell office:value-type="string">
            <text:p>+50% MP</text:p>
          </table:table-cell>
        </table:table-row>
        <table:table-row table:style-name="ro1">
          <table:table-cell office:value-type="string">
            <text:p>Großer Manatrank</text:p>
          </table:table-cell>
          <table:table-cell office:value-type="string">
            <text:p>Level * 150</text:p>
          </table:table-cell>
          <table:table-cell office:value-type="string">
            <text:p>+75% MP</text:p>
          </table:table-cell>
        </table:table-row>
        <table:table-row table:style-name="ro1">
          <table:table-cell office:value-type="string">
            <text:p>Epischer Manatrank</text:p>
          </table:table-cell>
          <table:table-cell office:value-type="string">
            <text:p>Level * 200</text:p>
          </table:table-cell>
          <table:table-cell office:value-type="string">
            <text:p>+100% MP</text:p>
          </table:table-cell>
        </table:table-row>
        <table:table-row table:style-name="ro1">
          <table:table-cell office:value-type="string">
            <text:p>Gegengift</text:p>
          </table:table-cell>
          <table:table-cell office:value-type="float" office:value="100">
            <text:p>100</text:p>
          </table:table-cell>
          <table:table-cell office:value-type="string">
            <text:p>Heilt Vergiftung</text:p>
          </table:table-cell>
        </table:table-row>
        <table:table-row table:style-name="ro1">
          <table:table-cell office:value-type="string">
            <text:p>Riechsalz</text:p>
          </table:table-cell>
          <table:table-cell office:value-type="string">
            <text:p>Level * 500</text:p>
          </table:table-cell>
          <table:table-cell office:value-type="string">
            <text:p>Belebt ohnmächtigen Char wieder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09.12.2011</text:date>, <text:time>10:02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oodbow </meta:initial-creator>
    <meta:creation-date>2011-11-17T10:39:00</meta:creation-date>
    <dc:date>2011-12-09T10:02:38</dc:date>
    <dc:creator>Bloodbow </dc:creator>
    <meta:editing-duration>PT10M48S</meta:editing-duration>
    <meta:editing-cycles>2</meta:editing-cycles>
    <meta:generator>LibreOffice/3.4$Unix LibreOffice_project/340m1$Build-402</meta:generator>
    <meta:document-statistic meta:table-count="3" meta:cell-count="33" meta:object-count="0"/>
  </office:meta>
</office:document-meta>
</file>